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Unifont" svg:font-family="Unifont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bullet text:level="1" text:style-name="WW_CharLFO14LVL1" text:bullet-char="">
        <style:list-level-properties/>
        <style:text-properties style:font-name="Symbol"/>
      </text:list-level-style-bullet>
      <text:list-level-style-bullet text:level="2" text:style-name="WW_CharLFO14LVL2" text:bullet-char="o">
        <style:list-level-properties/>
        <style:text-properties style:font-name="Courier New"/>
      </text:list-level-style-bullet>
      <text:list-level-style-bullet text:level="3" text:style-name="WW_CharLFO14LVL3" text:bullet-char="">
        <style:list-level-properties/>
        <style:text-properties style:font-name="Wingdings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o">
        <style:list-level-properties/>
        <style:text-properties style:font-name="Courier New"/>
      </text:list-level-style-bullet>
      <text:list-level-style-bullet text:level="6" text:style-name="WW_CharLFO14LVL6" text:bullet-char="">
        <style:list-level-properties/>
        <style:text-properties style:font-name="Wingdings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o">
        <style:list-level-properties/>
        <style:text-properties style:font-name="Courier New"/>
      </text:list-level-style-bullet>
      <text:list-level-style-bullet text:level="9" text:style-name="WW_CharLFO14LVL9" text:bullet-char="">
        <style:list-level-properties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/>
        <style:text-properties style:font-name="Symbol"/>
      </text:list-level-style-bullet>
      <text:list-level-style-bullet text:level="2" text:style-name="WW_CharLFO15LVL2" text:bullet-char="o">
        <style:list-level-properties/>
        <style:text-properties style:font-name="Courier New"/>
      </text:list-level-style-bullet>
      <text:list-level-style-bullet text:level="3" text:style-name="WW_CharLFO15LVL3" text:bullet-char="">
        <style:list-level-properties/>
        <style:text-properties style:font-name="Wingdings"/>
      </text:list-level-style-bullet>
      <text:list-level-style-bullet text:level="4" text:style-name="WW_CharLFO15LVL4" text:bullet-char="">
        <style:list-level-properties/>
        <style:text-properties style:font-name="Symbol"/>
      </text:list-level-style-bullet>
      <text:list-level-style-bullet text:level="5" text:style-name="WW_CharLFO15LVL5" text:bullet-char="o">
        <style:list-level-properties/>
        <style:text-properties style:font-name="Courier New"/>
      </text:list-level-style-bullet>
      <text:list-level-style-bullet text:level="6" text:style-name="WW_CharLFO15LVL6" text:bullet-char="">
        <style:list-level-properties/>
        <style:text-properties style:font-name="Wingdings"/>
      </text:list-level-style-bullet>
      <text:list-level-style-bullet text:level="7" text:style-name="WW_CharLFO15LVL7" text:bullet-char="">
        <style:list-level-properties/>
        <style:text-properties style:font-name="Symbol"/>
      </text:list-level-style-bullet>
      <text:list-level-style-bullet text:level="8" text:style-name="WW_CharLFO15LVL8" text:bullet-char="o">
        <style:list-level-properties/>
        <style:text-properties style:font-name="Courier New"/>
      </text:list-level-style-bullet>
      <text:list-level-style-bullet text:level="9" text:style-name="WW_CharLFO15LVL9" text:bullet-char="">
        <style:list-level-properties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justify"/>
    </style:style>
    <style:style style:name="T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7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9" style:parent-style-name="Standard" style:list-style-name="WW8Num6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0" style:parent-style-name="Standard" style:list-style-name="WW8Num6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" style:parent-style-name="Standard" style:list-style-name="WW8Num6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2" style:parent-style-name="Standard" style:list-style-name="WW8Num6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3" style:parent-style-name="Standard" style:list-style-name="WW8Num6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4" style:parent-style-name="Standard" style:list-style-name="WW8Num6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5" style:parent-style-name="Standard" style:list-style-name="WW8Num6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6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7" style:parent-style-name="Standard" style:list-style-name="WW8Num1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8" style:parent-style-name="Standard" style:list-style-name="WW8Num1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9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0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1" style:parent-style-name="Standard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2" style:parent-style-name="Standard" style:family="paragraph">
      <style:paragraph-properties fo:text-align="justify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23" style:parent-style-name="Standard" style:family="paragraph">
      <style:paragraph-properties fo:text-align="justify"/>
    </style:style>
    <style:style style:name="T2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25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2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27" style:parent-style-name="Standard" style:list-style-name="WW8Num3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8" style:parent-style-name="Standard" style:list-style-name="WW8Num3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9" style:parent-style-name="Standard" style:list-style-name="WW8Num3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0" style:parent-style-name="Standard" style:list-style-name="WW8Num3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1" style:parent-style-name="Standard" style:list-style-name="WW8Num3" style:family="paragraph">
      <style:paragraph-properties fo:text-align="justify"/>
      <style:text-properties style:font-name="Arial" style:font-name-complex="Arial" fo:font-size="11pt" style:font-size-asian="11pt" style:font-size-complex="11pt" fo:language="fr" fo:country="FR"/>
    </style:style>
    <style:style style:name="P32" style:parent-style-name="Standard" style:list-style-name="WW8Num3" style:family="paragraph">
      <style:paragraph-properties fo:text-align="justify"/>
      <style:text-properties style:font-name="Arial" style:font-name-complex="Arial" fo:font-size="11pt" style:font-size-asian="11pt" style:font-size-complex="11pt" fo:language="fr" fo:country="FR"/>
    </style:style>
    <style:style style:name="P33" style:parent-style-name="Standard" style:list-style-name="WW8Num3" style:family="paragraph">
      <style:paragraph-properties fo:text-align="justify"/>
    </style:style>
    <style:style style:name="T3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6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37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8" style:parent-style-name="Standard" style:list-style-name="WW8Num2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9" style:parent-style-name="Standard" style:list-style-name="WW8Num2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0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1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2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3" style:parent-style-name="Standard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4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5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6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7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8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9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50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51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52" style:parent-style-name="Standard" style:family="paragraph">
      <style:paragraph-properties fo:text-align="justify"/>
    </style:style>
    <style:style style:name="T53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5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55" style:parent-style-name="Standard" style:list-style-name="WW8Num5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6" style:parent-style-name="Standard" style:list-style-name="WW8Num5" style:family="paragraph">
      <style:paragraph-properties fo:text-align="justify"/>
      <style:text-properties style:font-name="Arial" style:font-name-complex="Arial" fo:font-size="11pt" style:font-size-asian="11pt" style:font-size-complex="11pt" fo:language="fr" fo:country="FR"/>
    </style:style>
    <style:style style:name="P57" style:parent-style-name="Standard" style:list-style-name="WW8Num5" style:family="paragraph">
      <style:paragraph-properties fo:text-align="justify"/>
    </style:style>
    <style:style style:name="T5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59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60" style:parent-style-name="Standard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61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62" style:parent-style-name="Standard" style:list-style-name="WW8Num4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63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64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65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66" style:parent-style-name="Standard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67" style:parent-style-name="Standard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68" style:parent-style-name="Standard" style:family="paragraph">
      <style:paragraph-properties fo:text-align="justify"/>
    </style:style>
    <style:style style:name="T69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70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71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72" style:parent-style-name="Standard" style:list-style-name="LFO14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3" style:parent-style-name="Standard" style:list-style-name="LFO14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4" style:parent-style-name="Standard" style:list-style-name="LFO14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5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6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7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8" style:parent-style-name="Standard" style:list-style-name="LFO15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9" style:parent-style-name="Standard" style:list-style-name="LFO15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0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1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2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3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4" style:parent-style-name="Standard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85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86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87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</office:automatic-styles>
  <office:body>
    <office:text text:use-soft-page-breaks="true">
      <text:p text:style-name="P1">NÓMINAS REPASO.</text:p>
      <text:p text:style-name="P4"/>
      <text:p text:style-name="P5"><text:span text:style-name="T6">6.</text:span><text:span text:style-name="T7"><text:s/></text:span><text:span text:style-name="T8"><text:s/>Trabajador, G2CSS, vinculado a su empresa desde <text:s/>el 1 de marzo de 2003 mediante la firma de un contrato ordinario por tiempo indefinido y a jornada completa. Tiene reconocidas las siguientes retribuciones económicas:</text:span></text:p>
      <text:list text:style-name="WW8Num6">
        <text:list-item>
          <text:p text:style-name="P9">Salario base: 1400,00€/mes.</text:p>
        </text:list-item>
        <text:list-item>
          <text:p text:style-name="P10">Complemento de antigüedad:3% salario base por cuatrienio.</text:p>
        </text:list-item>
        <text:list-item>
          <text:p text:style-name="P11">Complemento de jefatura: 250,00€/mes.</text:p>
        </text:list-item>
        <text:list-item>
          <text:p text:style-name="P12">Complemento de convenio: 107,00€/mes</text:p>
        </text:list-item>
        <text:list-item>
          <text:p text:style-name="P13">Plus de asistencia y puntualidad: 120,00€/mes</text:p>
        </text:list-item>
        <text:list-item>
          <text:p text:style-name="P14">Plus de transporte: 110,00€/mes</text:p>
        </text:list-item>
        <text:list-item>
          <text:p text:style-name="P15">2 pagas extraordinarias anuales por importe de salario<text:s/>base más antigüedad cada una de ellas, en junio y diciembre.</text:p>
        </text:list-item>
      </text:list>
      <text:p text:style-name="P16">Durante noviembre de 2019 percibe además las siguientes cuantías:</text:p>
      <text:list text:style-name="WW8Num1">
        <text:list-item>
          <text:p text:style-name="P17">189€ en concepto de gastos de locomoción, acreditando un recorrido total de 900Km. Asimismo percibe <text:s/>en concepto de gastos de manutención 150,00€ ocasionados por tres días de desplazamiento a lugar de trabajo distinto del habitual, con <text:s/>pernocta, dentro del territorio nacional.</text:p>
        </text:list-item>
        <text:list-item>
          <text:p text:style-name="P18">159,00€ por la realización de horas extraordinarias normales y 48,00€ por la realización de horas extras<text:s/>por fuerza mayor.</text:p>
        </text:list-item>
      </text:list>
      <text:p text:style-name="P19">El tipo de retención del IRPF que le corresponde es el 19%.</text:p>
      <text:p text:style-name="P20">El tipo de AT y EP que corresponde a la empresa es el 1,40%.</text:p>
      <text:p text:style-name="P21">Con estos datos, determina el importe de las bases de cotización a la SS, base sujeta a retención IRPF y la nómina correspondiente a noviembre de 2019</text:p>
      <text:p text:style-name="P22"><text:s/></text:p>
      <text:p text:style-name="P23"><text:span text:style-name="T24">7.</text:span><text:span text:style-name="T25"><text:s/></text:span><text:span text:style-name="T26">Trabajador, G1CSS, vinculado a su empresa desde <text:s/>el 3 de abril de 2005 mediante la firma de un contrato ordinario por tiempo indefinido y a jornada completa. Tiene reconocidas las siguientes retribuciones económicas:</text:span></text:p>
      <text:list text:style-name="WW8Num3">
        <text:list-item>
          <text:p text:style-name="P27">Salario base: 1865,00€/mes.</text:p>
        </text:list-item>
        <text:list-item>
          <text:p text:style-name="P28">Complemento de antigüedad:5% salario base por trienio.</text:p>
        </text:list-item>
        <text:list-item>
          <text:p text:style-name="P29">Complemento de disponibilidad: 185,00€/mes.</text:p>
        </text:list-item>
        <text:list-item>
          <text:p text:style-name="P30">Complemento de convenio: 62,00€/mes</text:p>
        </text:list-item>
        <text:list-item>
          <text:p text:style-name="P31">Plus de transporte: 80,00€/mes</text:p>
        </text:list-item>
        <text:list-item>
          <text:p text:style-name="P32">Productividad: 105,00€/mes</text:p>
        </text:list-item>
        <text:list-item>
          <text:p text:style-name="P33"><text:span text:style-name="T34">2 pagas extraordinarias anuales por importe de salario base más antigüeda</text:span><text:span text:style-name="T35">d más complemento de convenio cada una de ellas.<text:s/></text:span><text:span text:style-name="T36">La de navidad <text:s/>la percibe junto con la nómina de diciembre</text:span></text:p>
        </text:list-item>
      </text:list>
      <text:p text:style-name="P37">Durante diciembre de 2019 percibe además las siguientes cuantías:</text:p>
      <text:list text:style-name="WW8Num2">
        <text:list-item>
          <text:p text:style-name="P38">95€ en concepto de gastos de locomoción, acreditando un recorrido total de 500Kms.<text:s/>Asimismo percibe <text:s/>en concepto de gastos de manutención 55,00€ ocasionados por dos días de desplazamiento a lugar de trabajo distinto del habitual, sin necesidad de <text:s text:c="2"/>pernocta, dentro del territorio nacional.</text:p>
        </text:list-item>
        <text:list-item>
          <text:p text:style-name="P39">202,00€ por la realización de horas extraordinarias normales.</text:p>
        </text:list-item>
      </text:list>
      <text:p text:style-name="P40">El tipo de retención del IRPF que le corresponde es el 20%.</text:p>
      <text:p text:style-name="P41">El tipo de AT y EP que corresponde a la empresa es el 1,35%.</text:p>
      <text:p text:style-name="P42"/>
      <text:p text:style-name="P43">Con estos datos, determina el importe de las bases de cotización a la SS, base sujeta a retención IRPF y la nómina correspondiente a diciembre de 2019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soft-page-break/>
      <text:p text:style-name="P52"><text:span text:style-name="T53">8.</text:span><text:span text:style-name="T54"><text:s/>Trabajador, G3CSS, vinculado a su empresa desde <text:s/>el 1 de marzo de 2017 mediante la firma de un contrato de obra <text:s/>a jornada completa. Tiene reconocidas las siguientes retribuciones económicas:</text:span></text:p>
      <text:list text:style-name="WW8Num5">
        <text:list-item>
          <text:p text:style-name="P55">Salario base:<text:s/>1050,00€/mes.</text:p>
        </text:list-item>
        <text:list-item>
          <text:p text:style-name="P56">Plus de transporte: 100,00€/mes</text:p>
        </text:list-item>
        <text:list-item>
          <text:p text:style-name="P57"><text:span text:style-name="T58">2 pagas extraordinarias anuales por importe de salario base cada una de ellas.<text:s/></text:span><text:span text:style-name="T59">Las percibe prorrateadas a lo largo de los 12 meses del año.</text:span></text:p>
        </text:list-item>
      </text:list>
      <text:p text:style-name="P60"/>
      <text:p text:style-name="P61">Durante febrero de 2019 percibe además las siguientes cuantías:</text:p>
      <text:list text:style-name="WW8Num4">
        <text:list-item>
          <text:p text:style-name="P62">120,00€ por la realización de horas extraordinarias normales y 40,00€ por la realización de horas extras por fuerza mayor.</text:p>
        </text:list-item>
      </text:list>
      <text:p text:style-name="P63">El tipo de retención del IRPF que le corresponde es el 12%.</text:p>
      <text:p text:style-name="P64">El tipo de AT y EP que corresponde a la empresa es el 3,85%.</text:p>
      <text:p text:style-name="P65"/>
      <text:p text:style-name="P66">Con estos datos,<text:s/>determina el importe de las bases de cotización a la SS, base sujeta a retención IRPF y la nómina correspondiente a febrero de 2019</text:p>
      <text:p text:style-name="P67"/>
      <text:p text:style-name="P68"><text:span text:style-name="T69">9.</text:span><text:span text:style-name="T70"><text:s/>Trabajador, G5CSS, vinculado a su empresa desde <text:s/>el 1 de marzo de 2001 mediante la firma de un contrato ordinario por t</text:span><text:span text:style-name="T71">iempo indefinido y a jornada completa. Tiene reconocidas las siguientes retribuciones económicas:</text:span></text:p>
      <text:list text:style-name="LFO14" text:continue-numbering="true">
        <text:list-item>
          <text:p text:style-name="P72">Salario base: 1050,00€/mes.</text:p>
        </text:list-item>
        <text:list-item>
          <text:p text:style-name="P73">Complemento de convenio: 69,00€/mes</text:p>
        </text:list-item>
        <text:list-item>
          <text:p text:style-name="P74">Plus de asistencia y puntualidad: 120,00€/mes</text:p>
        </text:list-item>
      </text:list>
      <text:p text:style-name="P75">2 pagas extraordinarias anuales en junio y diciembre por importe de salario base más complemento de convenio cada una de ellas, en junio y diciembre.</text:p>
      <text:p text:style-name="P76"/>
      <text:p text:style-name="P77">Durante marzo de 2019 percibe además las siguientes cuantías:</text:p>
      <text:list text:style-name="LFO15" text:continue-numbering="true">
        <text:list-item>
          <text:p text:style-name="P78">151,80€ en concepto de gastos de locomoción justificados (desplazamiento en tren). Asimismo<text:s/>percibe <text:s/>en concepto de gastos de manutención 150,50€ ocasionados por tres días de desplazamiento a lugar de trabajo distinto del habitual, con <text:s/>pernocta, dentro del territorio nacional.</text:p>
        </text:list-item>
        <text:list-item>
          <text:p text:style-name="P79">95,00€ por la realización de horas extraordinarias normales.</text:p>
        </text:list-item>
      </text:list>
      <text:p text:style-name="P80"/>
      <text:p text:style-name="P81">El tipo de retención del IRPF que le corresponde es el 14%.</text:p>
      <text:p text:style-name="P82">El tipo de AT y EP que corresponde a la empresa es el 2,05%.</text:p>
      <text:p text:style-name="P83"/>
      <text:p text:style-name="P84">Con estos datos, determina el importe de las bases de cotización a la SS, base sujeta a retención IRPF y la nómina correspondiente a marzo<text:s/>de 2019</text:p>
      <text:p text:style-name="P85"/>
      <text:p text:style-name="P86"/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Unifont" svg:font-family="Unifont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Encabezado1" style:display-name="Encabezad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FreeSans" fo:font-size="14pt" style:font-size-asian="14pt" style:font-size-complex="14pt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>
      <style:text-properties style:font-name="Symbol" style:font-name-asian="Symbol" style:font-name-complex="Symbol" fo:font-size="11pt" style:font-size-asian="11pt" style:font-size-complex="11pt"/>
    </style:style>
    <style:style style:name="WW8Num2z0" style:display-name="WW8Num2z0" style:family="text">
      <style:text-properties style:font-name="Symbol" style:font-name-asian="Symbol" style:font-name-complex="Symbol" fo:font-size="11pt" style:font-size-asian="11pt" style:font-size-complex="11pt"/>
    </style:style>
    <style:style style:name="WW8Num3z0" style:display-name="WW8Num3z0" style:family="text">
      <style:text-properties style:font-name="Symbol" style:font-name-asian="Symbol" style:font-name-complex="Symbol" fo:font-size="11pt" style:font-size-asian="11pt" style:font-size-complex="11pt" fo:language="fr" fo:country="FR"/>
    </style:style>
    <style:style style:name="WW8Num4z0" style:display-name="WW8Num4z0" style:family="text">
      <style:text-properties style:font-name="Symbol" style:font-name-asian="Symbol" style:font-name-complex="Symbol" fo:font-size="11pt" style:font-size-asian="11pt" style:font-size-complex="11pt"/>
    </style:style>
    <style:style style:name="WW8Num5z0" style:display-name="WW8Num5z0" style:family="text">
      <style:text-properties style:font-name="Symbol" style:font-name-asian="Symbol" style:font-name-complex="Symbol" fo:font-size="11pt" style:font-size-asian="11pt" style:font-size-complex="11pt"/>
    </style:style>
    <style:style style:name="WW8Num6z0" style:display-name="WW8Num6z0" style:family="text">
      <style:text-properties style:font-name="Symbol" style:font-name-asian="Symbol" style:font-name-complex="Symbol" fo:font-size="11pt" style:font-size-asian="11pt" style:font-size-complex="11pt"/>
    </style:style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Fuentedepárrafopredeter.1" style:display-name="Fuente de párrafo predeter.1" style:family="text"/>
    <style:style style:name="Númerodepágina" style:display-name="Número de página" style:family="text" style:parent-style-name="Fuentedepárrafopredeter.1"/>
    <style:style style:name="WW_CharLFO1LVL1" style:family="text">
      <style:text-properties style:font-name="Symbol" style:font-name-complex="Symbol" fo:font-size="11pt" style:font-size-asian="11pt" style:font-size-complex="11pt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LVL1" style:family="text">
      <style:text-properties style:font-name="Symbol" style:font-name-complex="Symbol" fo:font-size="11pt" style:font-size-asian="11pt" style:font-size-complex="11pt"/>
    </style:style>
    <text:list-style style:name="WW8Num2" style:display-name="WW8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1" style:family="text">
      <style:text-properties style:font-name="Symbol" style:font-name-complex="Symbol" fo:font-size="11pt" style:font-size-asian="11pt" style:font-size-complex="11pt" fo:language="fr" fo:country="FR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LVL1" style:family="text">
      <style:text-properties style:font-name="Symbol" style:font-name-complex="Symbol" fo:font-size="11pt" style:font-size-asian="11pt" style:font-size-complex="11pt"/>
    </style:style>
    <text:list-style style:name="WW8Num4" style:display-name="WW8Num4">
      <text:list-level-style-bullet text:level="1" text:style-name="WW_CharLFO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5LVL1" style:family="text">
      <style:text-properties style:font-name="Symbol" style:font-name-complex="Symbol" fo:font-size="11pt" style:font-size-asian="11pt" style:font-size-complex="11pt"/>
    </style:style>
    <text:list-style style:name="WW8Num5" style:display-name="WW8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6LVL1" style:family="text">
      <style:text-properties style:font-name="Symbol" style:font-name-complex="Symbol" fo:font-size="11pt" style:font-size-asian="11pt" style:font-size-complex="11pt"/>
    </style:style>
    <text:list-style style:name="WW8Num6" style:display-name="WW8Num6">
      <text:list-level-style-bullet text:level="1" text:style-name="WW_CharLFO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7" style:display-name="WW8Num7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4">
      <text:list-level-style-bullet text:level="1" text:style-name="WW_CharLFO14LVL1" text:bullet-char="">
        <style:list-level-properties/>
        <style:text-properties style:font-name="Symbol"/>
      </text:list-level-style-bullet>
      <text:list-level-style-bullet text:level="2" text:style-name="WW_CharLFO14LVL2" text:bullet-char="o">
        <style:list-level-properties/>
        <style:text-properties style:font-name="Courier New"/>
      </text:list-level-style-bullet>
      <text:list-level-style-bullet text:level="3" text:style-name="WW_CharLFO14LVL3" text:bullet-char="">
        <style:list-level-properties/>
        <style:text-properties style:font-name="Wingdings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o">
        <style:list-level-properties/>
        <style:text-properties style:font-name="Courier New"/>
      </text:list-level-style-bullet>
      <text:list-level-style-bullet text:level="6" text:style-name="WW_CharLFO14LVL6" text:bullet-char="">
        <style:list-level-properties/>
        <style:text-properties style:font-name="Wingdings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o">
        <style:list-level-properties/>
        <style:text-properties style:font-name="Courier New"/>
      </text:list-level-style-bullet>
      <text:list-level-style-bullet text:level="9" text:style-name="WW_CharLFO14LVL9" text:bullet-char="">
        <style:list-level-properties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/>
        <style:text-properties style:font-name="Symbol"/>
      </text:list-level-style-bullet>
      <text:list-level-style-bullet text:level="2" text:style-name="WW_CharLFO15LVL2" text:bullet-char="o">
        <style:list-level-properties/>
        <style:text-properties style:font-name="Courier New"/>
      </text:list-level-style-bullet>
      <text:list-level-style-bullet text:level="3" text:style-name="WW_CharLFO15LVL3" text:bullet-char="">
        <style:list-level-properties/>
        <style:text-properties style:font-name="Wingdings"/>
      </text:list-level-style-bullet>
      <text:list-level-style-bullet text:level="4" text:style-name="WW_CharLFO15LVL4" text:bullet-char="">
        <style:list-level-properties/>
        <style:text-properties style:font-name="Symbol"/>
      </text:list-level-style-bullet>
      <text:list-level-style-bullet text:level="5" text:style-name="WW_CharLFO15LVL5" text:bullet-char="o">
        <style:list-level-properties/>
        <style:text-properties style:font-name="Courier New"/>
      </text:list-level-style-bullet>
      <text:list-level-style-bullet text:level="6" text:style-name="WW_CharLFO15LVL6" text:bullet-char="">
        <style:list-level-properties/>
        <style:text-properties style:font-name="Wingdings"/>
      </text:list-level-style-bullet>
      <text:list-level-style-bullet text:level="7" text:style-name="WW_CharLFO15LVL7" text:bullet-char="">
        <style:list-level-properties/>
        <style:text-properties style:font-name="Symbol"/>
      </text:list-level-style-bullet>
      <text:list-level-style-bullet text:level="8" text:style-name="WW_CharLFO15LVL8" text:bullet-char="o">
        <style:list-level-properties/>
        <style:text-properties style:font-name="Courier New"/>
      </text:list-level-style-bullet>
      <text:list-level-style-bullet text:level="9" text:style-name="WW_CharLFO15LVL9" text:bullet-char="">
        <style:list-level-properties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margin-right="0.25in"/>
    </style:style>
    <style:style style:name="T3" style:parent-style-name="Fuentedepárrafopredeter." style:family="text">
      <style:text-properties style:language-asian="es" style:country-asian="ES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text:span text:style-name="T3"><draw:frame draw:z-index="251659264" draw:id="id0" draw:style-name="a0" draw:name="Marco1" text:anchor-type="paragraph" svg:x="7.00276in" svg:y="0.00079in" svg:width="0.08333in" svg:height="0.18958in" style:rel-width="scale" style:rel-height="scale"><draw:text-box><text:p text:style-name="Piedepágina"><text:span text:style-name="Númerodepágina"><text:page-number text:fixed="false">1</text:page-number></text:span></text:p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NÓMINAS REPASO</dc:title>
    <meta:initial-creator>Ana Silvia</meta:initial-creator>
    <dc:creator>FOL</dc:creator>
    <meta:creation-date>2017-12-18T09:56:00Z</meta:creation-date>
    <dc:date>2020-01-08T14:14:00Z</dc:date>
    <meta:print-date>2020-01-08T14:14:00Z</meta:print-date>
    <meta:template xlink:href="Normal" xlink:type="simple"/>
    <meta:editing-cycles>1</meta:editing-cycles>
    <meta:editing-duration>PT540S</meta:editing-duration>
    <meta:document-statistic meta:page-count="2" meta:paragraph-count="9" meta:word-count="718" meta:character-count="4659" meta:row-count="32" meta:non-whitespace-character-count="3950"/>
  </office:meta>
</office:document-meta>
</file>